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Mono6" svg:font-family="'Fira Mono'" style:font-adornments="Bold" style:font-pitch="fixed"/>
    <style:font-face style:name="Fira Mono3" svg:font-family="'Fira Mono'" style:font-adornments="Italic" style:font-pitch="fixed"/>
    <style:font-face style:name="Fira Mono5" svg:font-family="'Fira Mono'" style:font-adornments="Bold" style:font-pitch="variable"/>
    <style:font-face style:name="Fira Mono2" svg:font-family="'Fira Mono'" style:font-adornments="Italic" style:font-pitch="variable"/>
    <style:font-face style:name="Fira Mono" svg:font-family="'Fira Mono'" style:font-family-generic="roman" style:font-pitch="variable"/>
    <style:font-face style:name="Fira Mono4" svg:font-family="'Fira Mono'" style:font-adornments="Bold" style:font-family-generic="roman" style:font-pitch="variable"/>
    <style:font-face style:name="Fira Mono1" svg:font-family="'Fira Mono'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859cm"/>
    </style:style>
    <style:style style:name="gr3" style:family="graphic" style:parent-style-name="text">
      <style:graphic-properties draw:auto-grow-height="true" draw:auto-grow-width="false" fo:max-height="0cm" fo:min-height="0.763cm"/>
    </style:style>
    <style:style style:name="gr4" style:family="graphic" style:parent-style-name="standard">
      <style:graphic-properties draw:textarea-horizontal-align="justify" draw:textarea-vertical-align="middle" draw:auto-grow-height="false" fo:min-height="1.307cm" fo:min-width="0.00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</style:style>
    <style:style style:name="gr6" style:family="graphic" style:parent-style-name="standard">
      <style:graphic-properties draw:stroke="none" svg:stroke-color="#000000" draw:fill="none" draw:fill-color="#000000" draw:auto-grow-height="true" draw:auto-grow-width="false" fo:max-height="0cm" fo:min-height="6.34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2.19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4.57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28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8.38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9.91cm"/>
    </style:style>
    <style:style style:name="pr1" style:family="presentation" style:parent-style-name="Impress-title">
      <style:graphic-properties fo:min-height="6.097cm"/>
    </style:style>
    <style:style style:name="pr2" style:family="presentation" style:parent-style-name="Impress-notes">
      <style:graphic-properties draw:fill-color="#ffffff" draw:auto-grow-height="true" fo:min-height="13.364cm"/>
    </style:style>
    <style:style style:name="pr3" style:family="presentation" style:parent-style-name="Impress1-title">
      <style:graphic-properties fo:min-height="3.507cm"/>
    </style:style>
    <style:style style:name="pr4" style:family="presentation" style:parent-style-name="Impress1-outline1">
      <style:graphic-properties fo:min-height="11.93cm"/>
    </style:style>
    <style:style style:name="pr5" style:family="presentation" style:parent-style-name="Impress1-notes">
      <style:graphic-properties draw:fill-color="#ffffff" fo:min-height="13.364cm"/>
    </style:style>
    <style:style style:name="pr6" style:family="presentation" style:parent-style-name="Impress1-title">
      <style:graphic-properties draw:auto-grow-height="true" fo:min-height="3.507cm"/>
    </style:style>
    <style:style style:name="pr7" style:family="presentation" style:parent-style-name="Impress1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000000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Fira Mono3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6.097cm" svg:x="2.2cm" svg:y="10.353cm" presentation:class="title" presentation:user-transformed="true">
          <draw:text-box>
            <text:p>LinkedHashMap<text:line-break/>&amp;<text:line-break/>TreeSe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I. LinkedHashMap</text:p>
          </draw:text-box>
        </draw:frame>
        <draw:frame presentation:style-name="pr4" draw:layer="layout" svg:width="24cm" svg:height="12.18cm" svg:x="2cm" svg:y="6cm" presentation:class="outline" presentation:user-transformed="true">
          <draw:text-box>
            <text:list text:style-name="L3">
              <text:list-item>
                <text:p>Зачем?</text:p>
              </text:list-item>
            </text:list>
          </draw:text-box>
        </draw:frame>
        <draw:frame draw:style-name="gr2" draw:text-style-name="P2" draw:layer="layout" svg:width="17.78cm" svg:height="7.109cm" svg:x="3.048cm" svg:y="7.874cm">
          <draw:text-box>
            <text:p>] X, Y – множества; K ⊂ ℕ, |K| &lt; ∞.</text:p>
            <text:p/>
            <text:p>hash: X → K,</text:p>
            <text:p>map: K → Y ∪ { ⊥ },</text:p>
            <text:p/>
            <text:p>map(hash(k)) = v;</text:p>
            <text:p/>
            <text:p>Коллизии: k != k’, hash(k) = hash(k’) ?!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I. LinkedHashMap</text:p>
          </draw:text-box>
        </draw:frame>
        <draw:frame presentation:style-name="pr4" draw:layer="layout" svg:width="24cm" svg:height="12.18cm" svg:x="2cm" svg:y="6cm" presentation:class="outline" presentation:user-transformed="true">
          <draw:text-box>
            <text:list text:style-name="L3">
              <text:list-item>
                <text:p>Иерархия</text:p>
              </text:list-item>
            </text:list>
          </draw:text-box>
        </draw:frame>
        <draw:frame draw:style-name="gr3" draw:layer="layout" svg:width="8.382cm" svg:height="1.013cm" svg:x="3.556cm" svg:y="7.623cm">
          <draw:text-box>
            <text:p>interface Map</text:p>
          </draw:text-box>
        </draw:frame>
        <draw:custom-shape draw:style-name="gr4" draw:text-style-name="P4" draw:layer="layout" svg:width="1.016cm" svg:height="1.778cm" svg:x="5.842cm" svg:y="8.8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2" draw:layer="layout" svg:width="15.748cm" svg:height="1.013cm" svg:x="3.556cm" svg:y="17.526cm">
          <draw:text-box>
            <text:p>LinkedHashMap – хеш-таблица+список</text:p>
          </draw:text-box>
        </draw:frame>
        <draw:custom-shape draw:style-name="gr4" draw:text-style-name="P4" draw:layer="layout" svg:width="1.016cm" svg:height="1.778cm" svg:x="5.842cm" svg:y="15.74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2" draw:layer="layout" svg:width="12.7cm" svg:height="1.013cm" svg:x="4.826cm" svg:y="14.478cm">
          <draw:text-box>
            <text:p><text:span text:style-name="T1">HashMap <text:s text:c="2"/></text:span>– хеш-таблица</text:p>
          </draw:text-box>
        </draw:frame>
        <draw:frame draw:style-name="gr6" draw:text-style-name="P5" draw:layer="layout" svg:width="11.684cm" svg:height="6.598cm" svg:x="11.684cm" svg:y="6.35cm">
          <draw:text-box>
            <text:p>clear(), containsKey(k), containsValue(v), get(k), put(k, v), remove(k), replace(k, v), size()</text:p>
          </draw:text-box>
        </draw:frame>
        <draw:custom-shape draw:style-name="gr4" draw:text-style-name="P4" draw:layer="layout" svg:width="1.016cm" svg:height="1.778cm" svg:x="5.842cm" svg:y="12.44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2" draw:layer="layout" svg:width="19.304cm" svg:height="1.013cm" svg:x="4.064cm" svg:y="10.922cm">
          <draw:text-box>
            <text:p>AbstractMap – реализация скелета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I. LinkedHashMap</text:p>
          </draw:text-box>
        </draw:frame>
        <draw:frame presentation:style-name="pr4" draw:layer="layout" svg:width="24cm" svg:height="12.18cm" svg:x="2cm" svg:y="6cm" presentation:class="outline">
          <draw:text-box>
            <text:list text:style-name="L3">
              <text:list-item>
                <text:p>Операции и сложность</text:p>
              </text:list-item>
            </text:list>
          </draw:text-box>
        </draw:frame>
        <draw:frame draw:style-name="gr7" draw:text-style-name="P2" draw:layer="layout" svg:width="21.844cm" svg:height="12.443cm" svg:x="3.048cm" svg:y="7.62cm">
          <draw:text-box>
            <text:p>В отличие от HashMap, сохраняет порядок, дополнительно хранит ссылки на предыдущую и следующую запись.</text:p>
            <text:p/>
            <text:p>clear() → void </text:p>
            <text:p>get(Object key) → V = O(1)</text:p>
            <text:p>containsKey(Object key) → boolean = O(1)</text:p>
            <text:p>containsValue(Object value) → boolean = O(n)</text:p>
            <text:p>remove(Object key) → V = O(1)</text:p>
            <text:p>put(Key k, Value v) → V = O(1)</text:p>
            <text:p>replace(Key y, Value V) → V = O(1)</text:p>
            <text:p>size() → int = O(1)</text:p>
            <text:p/>
            <text:p>next() → E = O(1)</text:p>
            <text:p/>
            <text:p>* считаем, что O(1+a) = O(1)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I. LinkedHashMap</text:p>
          </draw:text-box>
        </draw:frame>
        <draw:frame presentation:style-name="pr4" draw:layer="layout" svg:width="24cm" svg:height="12.18cm" svg:x="2cm" svg:y="6cm" presentation:class="outline">
          <draw:text-box>
            <text:list text:style-name="L3">
              <text:list-item>
                <text:p>Пример</text:p>
              </text:list-item>
            </text:list>
          </draw:text-box>
        </draw:frame>
        <draw:frame draw:style-name="gr8" draw:text-style-name="P2" draw:layer="layout" svg:width="14.764cm" svg:height="0.988cm" svg:x="2cm" svg:y="7.874cm">
          <draw:text-box>
            <text:p>Покажу в IDE C: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3" draw:layer="layout" svg:width="24.599cm" svg:height="3.507cm" svg:x="2cm" svg:y="0.836cm" presentation:class="title" presentation:user-transformed="true">
          <draw:text-box>
            <text:p>II. TreeSet</text:p>
          </draw:text-box>
        </draw:frame>
        <draw:frame presentation:style-name="pr4" draw:layer="layout" svg:width="24cm" svg:height="12.18cm" svg:x="2cm" svg:y="6cm" presentation:class="outline">
          <draw:text-box>
            <text:list text:style-name="L3">
              <text:list-item>
                <text:p>Зачем?</text:p>
              </text:list-item>
            </text:list>
          </draw:text-box>
        </draw:frame>
        <draw:frame draw:style-name="gr9" draw:text-style-name="P2" draw:layer="layout" svg:width="19.05cm" svg:height="4.823cm" svg:x="2.286cm" svg:y="7.874cm">
          <draw:text-box>
            <text:p>Множества, как в математике.</text:p>
            <text:p/>
            <text:p>HashSet – не отсортировано,</text:p>
            <text:p>TreeSet – отсортировано.</text:p>
            <text:p/>
            <text:p>TreeSet(Comparator&lt;? super E&gt; c)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II. TreeSet</text:p>
          </draw:text-box>
        </draw:frame>
        <draw:frame presentation:style-name="pr4" draw:layer="layout" svg:width="24cm" svg:height="12.18cm" svg:x="2cm" svg:y="6cm" presentation:class="outline">
          <draw:text-box>
            <text:list text:style-name="L3">
              <text:list-item>
                <text:p>Иерархия</text:p>
              </text:list-item>
            </text:list>
          </draw:text-box>
        </draw:frame>
        <draw:frame draw:style-name="gr5" draw:text-style-name="P2" draw:layer="layout" svg:width="13.716cm" svg:height="1.013cm" svg:x="3.302cm" svg:y="7.369cm">
          <draw:text-box>
            <text:p>interface Collection</text:p>
          </draw:text-box>
        </draw:frame>
        <draw:custom-shape draw:style-name="gr4" draw:text-style-name="P4" draw:layer="layout" svg:width="1.016cm" svg:height="1.778cm" svg:x="6.604cm" svg:y="8.38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text-style-name="P2" draw:layer="layout" svg:width="15.748cm" svg:height="1.27cm" svg:x="3.556cm" svg:y="10.414cm">
          <draw:text-box>
            <text:p>AbstractCollection – реализация скелета</text:p>
          </draw:text-box>
        </draw:frame>
        <draw:custom-shape draw:style-name="gr4" draw:text-style-name="P4" draw:layer="layout" svg:width="1.016cm" svg:height="1.778cm" svg:x="6.604cm" svg:y="11.68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2" draw:layer="layout" svg:width="12.954cm" svg:height="1.013cm" svg:x="4.826cm" svg:y="13.973cm">
          <draw:text-box>
            <text:p>AbstractSet – реализация скелета</text:p>
          </draw:text-box>
        </draw:frame>
        <draw:custom-shape draw:style-name="gr4" draw:text-style-name="P4" draw:layer="layout" svg:width="1.016cm" svg:height="1.778cm" svg:x="6.604cm" svg:y="15.2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text-style-name="P2" draw:layer="layout" svg:width="12.446cm" svg:height="1.27cm" svg:x="5.588cm" svg:y="17.526cm">
          <draw:text-box>
            <text:p>TreeSet – красно-черное дерево </text:p>
          </draw:text-box>
        </draw:frame>
        <draw:frame draw:style-name="gr11" draw:text-style-name="P2" draw:layer="layout" svg:width="10.922cm" svg:height="2.537cm" svg:x="13.462cm" svg:y="4.826cm">
          <draw:text-box>
            <text:p>add(e), ceiling(e), clear(), contains(o), floor(e), remove(o), size()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II. TreeSet</text:p>
          </draw:text-box>
        </draw:frame>
        <draw:frame presentation:style-name="pr4" draw:layer="layout" svg:width="24cm" svg:height="12.18cm" svg:x="1.908cm" svg:y="5.854cm" presentation:class="outline" presentation:user-transformed="true">
          <draw:text-box>
            <text:list text:style-name="L3">
              <text:list-item>
                <text:p>Операции и сложность</text:p>
              </text:list-item>
            </text:list>
          </draw:text-box>
        </draw:frame>
        <draw:frame draw:style-name="gr12" draw:text-style-name="P2" draw:layer="layout" svg:width="19.304cm" svg:height="8.633cm" svg:x="2.286cm" svg:y="7.366cm">
          <draw:text-box>
            <text:p>Реализован как TreeMap с (k, _)</text:p>
            <text:p/>
            <text:p text:style-name="P6"><text:span text:style-name="T1">clear() → void</text:span></text:p>
            <text:p>add(E e) → boolean = O(log n) </text:p>
            <text:p><text:span text:style-name="T1">ceiling(E e) → E</text:span> = O(?)</text:p>
            <text:p><text:span text:style-name="T1">contains(Object o) → boolean</text:span> = O(log n)</text:p>
            <text:p>floor(E e) → E = O(?)</text:p>
            <text:p><text:span text:style-name="T1">remove(Object o) → boolean</text:span> = O(log n) </text:p>
            <text:p><text:span text:style-name="T1">size() → int</text:span> = O(1)</text:p>
            <text:p/>
            <text:p>next() → E = O(log n)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II. TreeSet</text:p>
          </draw:text-box>
        </draw:frame>
        <draw:frame presentation:style-name="pr4" draw:layer="layout" svg:width="24cm" svg:height="12.18cm" svg:x="2cm" svg:y="6cm" presentation:class="outline">
          <draw:text-box>
            <text:list text:style-name="L3">
              <text:list-item>
                <text:p>Пример</text:p>
              </text:list-item>
            </text:list>
          </draw:text-box>
        </draw:frame>
        <draw:frame draw:style-name="gr13" draw:text-style-name="P2" draw:layer="layout" svg:width="23.114cm" svg:height="10.16cm" svg:x="1.778cm" svg:y="7.366cm">
          <draw:text-box>
            <text:p>Нахождение минимального остовного графа. Алгоритм Крускала. DSU (disjoint-set-union).</text:p>
            <text:p/>
            <text:p>3 операции:</text:p>
            <text:p/>
            <text:p>makeSet(e) – создать множество {e},</text:p>
            <text:p>unionSets(x, y) – вернуть x U y,</text:p>
            <text:p>findSet(x) – вернуть представителя;</text:p>
            <text:p/>
            <text:p>Код покажу в IDE C: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Mono6" svg:font-family="'Fira Mono'" style:font-adornments="Bold" style:font-pitch="fixed"/>
    <style:font-face style:name="Fira Mono3" svg:font-family="'Fira Mono'" style:font-adornments="Italic" style:font-pitch="fixed"/>
    <style:font-face style:name="Fira Mono5" svg:font-family="'Fira Mono'" style:font-adornments="Bold" style:font-pitch="variable"/>
    <style:font-face style:name="Fira Mono2" svg:font-family="'Fira Mono'" style:font-adornments="Italic" style:font-pitch="variable"/>
    <style:font-face style:name="Fira Mono" svg:font-family="'Fira Mono'" style:font-family-generic="roman" style:font-pitch="variable"/>
    <style:font-face style:name="Fira Mono4" svg:font-family="'Fira Mono'" style:font-adornments="Bold" style:font-family-generic="roman" style:font-pitch="variable"/>
    <style:font-face style:name="Fira Mono1" svg:font-family="'Fira Mono'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ff0000" draw:marker-start-width="0.2cm" draw:marker-start-center="false" draw:marker-end-width="0.2cm" draw:marker-end-center="false" draw:fill="solid" draw:fill-color="#ff0000" draw:fill-hatch-solid="false" draw:textarea-horizontal-align="justify" fo:padding-top="0.125cm" fo:padding-bottom="0.125cm" fo:padding-left="0.25cm" fo:padding-right="0.25cm" draw:shadow="hidden" draw:shadow-offset-x="0.203cm" draw:shadow-offset-y="0.203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Fira Mono3" fo:font-family="'Fira Mono'" style:font-style-name="Italic" style:font-pitch="fixed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text:animation-delay="P0D"/>
      <style:text-properties fo:font-style="normal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3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svg:stroke-color="#3465af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Fira Mono6" fo:font-family="'Fira Mono'" style:font-style-name="Bold" style:font-pitch="fixed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9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9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4T23:18:10.926989245</meta:creation-date>
    <meta:editing-duration>PT1H2M19S</meta:editing-duration>
    <meta:editing-cycles>6</meta:editing-cycles>
    <meta:generator>LibreOffice/6.2.8.2$Linux_X86_64 LibreOffice_project/20$Build-2</meta:generator>
    <dc:title>Impress</dc:title>
    <dc:date>2019-11-22T10:11:05.680919712</dc:date>
    <meta:document-statistic meta:object-count="91"/>
  </office:meta>
</office:document-meta>
</file>